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style:text-properties officeooo:rsid="00022a8f" officeooo:paragraph-rsid="00022a8f"/>
    </style:style>
    <style:style style:name="P2" style:family="paragraph" style:parent-style-name="Standard" style:list-style-name="L3">
      <style:paragraph-properties fo:line-height="150%"/>
      <style:text-properties officeooo:rsid="0005c2c6" officeooo:paragraph-rsid="0005c2c6"/>
    </style:style>
    <style:style style:name="P3" style:family="paragraph" style:parent-style-name="Standard" style:list-style-name="L3">
      <style:paragraph-properties fo:line-height="150%"/>
      <style:text-properties officeooo:rsid="00064dee" officeooo:paragraph-rsid="00064dee"/>
    </style:style>
    <style:style style:name="T1" style:family="text">
      <style:text-properties officeooo:rsid="0005c2c6"/>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3 – Week 2 <text:span text:style-name="T1">Overview </text:span></text:p>
      <text:p text:style-name="P1"/>
      <text:list xml:id="list4122175729453059487" text:style-name="L3">
        <text:list-item>
          <text:p text:style-name="P2">Key Phrases </text:p>
          <text:list>
            <text:list-item>
              <text:p text:style-name="P2">Failure detectors </text:p>
            </text:list-item>
            <text:list-item>
              <text:p text:style-name="P2">Membership protocols </text:p>
            </text:list-item>
            <text:list-item>
              <text:p text:style-name="P2">Gossip/epidemic protocols</text:p>
            </text:list-item>
            <text:list-item>
              <text:p text:style-name="P2">Grid computing </text:p>
            </text:list-item>
          </text:list>
        </text:list-item>
        <text:list-item>
          <text:p text:style-name="P2">Guiding Questions </text:p>
          <text:list>
            <text:list-item>
              <text:p text:style-name="P2">Why are gossip and epidemic protocols fast and reliable?</text:p>
              <text:list>
                <text:list-item>
                  <text:p text:style-name="P3">They rely on the fact that the infected nodes does the work so their worst case would be at most O(lg n) which is half the amount of time it would normally take with brute force. With gossip, it relies on the pull method which means there is b / n chances an uninfected node would be infected which dramatically drops to O(lg(lg n)) really quick. Epidemic is similarly in the sense that it would take part right away.</text:p>
                </text:list-item>
              </text:list>
            </text:list-item>
            <text:list-item>
              <text:p text:style-name="P2">What is the most efficient way for cloud computing systems to detect failures of servers?</text:p>
              <text:list>
                <text:list-item>
                  <text:p text:style-name="P3">The most effective way is all to all heartbeat. As soon as all the processes but the one failed one gets the msg then it is easy to pinpoint the failure. </text:p>
                </text:list-item>
              </text:list>
            </text:list-item>
            <text:list-item>
              <text:p text:style-name="P2">How is grid computing related to cloud computing?</text:p>
              <text:list>
                <text:list-item>
                  <text:p text:style-name="P3">It relies on multiple clusters to do computation works like HPC.</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9T14:50:57.848893123</meta:creation-date>
    <dc:date>2018-09-10T14:59:01.104979384</dc:date>
    <meta:editing-duration>PT1H13M2S</meta:editing-duration>
    <meta:editing-cycles>4</meta:editing-cycles>
    <meta:generator>LibreOffice/5.1.6.2$Linux_X86_64 LibreOffice_project/10m0$Build-2</meta:generator>
    <meta:document-statistic meta:table-count="0" meta:image-count="0" meta:object-count="0" meta:page-count="1" meta:paragraph-count="13" meta:word-count="181" meta:character-count="983" meta:non-whitespace-character-count="819"/>
  </office:meta>
</office:document-meta>
</file>